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88dc" officeooo:paragraph-rsid="001f88dc"/>
    </style:style>
    <style:style style:name="P2" style:family="paragraph" style:parent-style-name="Standard">
      <style:text-properties officeooo:rsid="0020c471" officeooo:paragraph-rsid="0020c471"/>
    </style:style>
    <style:style style:name="P3" style:family="paragraph" style:parent-style-name="Standard" style:list-style-name="L1">
      <style:text-properties officeooo:rsid="001f88dc" officeooo:paragraph-rsid="001f88dc"/>
    </style:style>
    <style:style style:name="P4" style:family="paragraph" style:parent-style-name="Standard" style:list-style-name="L1">
      <style:text-properties officeooo:rsid="0020c471" officeooo:paragraph-rsid="0020c471"/>
    </style:style>
    <style:style style:name="P5" style:family="paragraph" style:parent-style-name="Standard" style:list-style-name="L2">
      <style:text-properties officeooo:rsid="0020c471" officeooo:paragraph-rsid="0020c471"/>
    </style:style>
    <style:style style:name="P6" style:family="paragraph" style:parent-style-name="Standard" style:list-style-name="L2">
      <style:text-properties officeooo:rsid="0022b8a8" officeooo:paragraph-rsid="0022b8a8"/>
    </style:style>
    <style:style style:name="P7" style:family="paragraph" style:parent-style-name="Standard" style:list-style-name="L2">
      <style:text-properties officeooo:rsid="00230245" officeooo:paragraph-rsid="00230245"/>
    </style:style>
    <style:style style:name="P8" style:family="paragraph" style:parent-style-name="Standard" style:list-style-name="L2">
      <style:text-properties officeooo:rsid="0024e270" officeooo:paragraph-rsid="0024e270"/>
    </style:style>
    <style:style style:name="P9" style:family="paragraph" style:parent-style-name="Standard" style:list-style-name="L2">
      <style:text-properties officeooo:rsid="00263883" officeooo:paragraph-rsid="00263883"/>
    </style:style>
    <style:style style:name="P10" style:family="paragraph" style:parent-style-name="Standard" style:list-style-name="L1">
      <style:text-properties officeooo:rsid="00280f04" officeooo:paragraph-rsid="00280f04"/>
    </style:style>
    <style:style style:name="T1" style:family="text">
      <style:text-properties officeooo:rsid="0020c471"/>
    </style:style>
    <style:style style:name="T2" style:family="text">
      <style:text-properties officeooo:rsid="00263883"/>
    </style:style>
    <style:style style:name="T3" style:family="text">
      <style:text-properties officeooo:rsid="00280f0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ie 543 Pieperstraße → Spielbrink</text:p>
      <text:p text:style-name="P1"/>
      <text:list xml:id="list243190980" text:style-name="L1">
        <text:list-item>
          <text:p text:style-name="P3">→<text:span text:style-name="T3"> Profilstraße bist Ende</text:span></text:p>
        </text:list-item>
        <text:list-item>
          <text:p text:style-name="P10">Ende links → Buschmühlenstraße</text:p>
        </text:list-item>
        <text:list-item>
          <text:p text:style-name="P10">nach HST Frachzentrum links → Federnstraße</text:p>
        </text:list-item>
        <text:list-item>
          <text:p text:style-name="P10">Ende rechts → Feldmühlenstraße</text:p>
        </text:list-item>
        <text:list-item>
          <text:p text:style-name="P10">links → Pappelstraße</text:p>
        </text:list-item>
        <text:list-item>
          <text:p text:style-name="P3">gerade aus auf Pieperstraße</text:p>
        </text:list-item>
        <text:list-item>
          <text:p text:style-name="P3">links → Helfer Straße → HST Helfe Mitte</text:p>
        </text:list-item>
        <text:list-item>
          <text:p text:style-name="P3">Kreuzung <text:span text:style-name="T3">rechts</text:span> → Buschstraße</text:p>
        </text:list-item>
        <text:list-item>
          <text:p text:style-name="P3">nach HST Baurothstraße rechts → Baurothstraße</text:p>
        </text:list-item>
        <text:list-item>
          <text:p text:style-name="P3">Ende links → Pappelstraße</text:p>
        </text:list-item>
        <text:list-item>
          <text:p text:style-name="P3">Kreuzung ARAL links → Hagener Straße</text:p>
        </text:list-item>
        <text:list-item>
          <text:p text:style-name="P3">Kreuzung Loxbaum gerade aus</text:p>
        </text:list-item>
        <text:list-item>
          <text:p text:style-name="P3">rechts → Fleyer Straße</text:p>
        </text:list-item>
        <text:list-item>
          <text:p text:style-name="P3">nach HST Ruhrstraße rechts → Heinitzstraße</text:p>
        </text:list-item>
        <text:list-item>
          <text:p text:style-name="P3">Ampel Sanitätshaus Riepe gerade aus</text:p>
        </text:list-item>
        <text:list-item>
          <text:p text:style-name="P3">Kreisel 2. gerade aus → Innenstadt</text:p>
        </text:list-item>
        <text:list-item>
          <text:p text:style-name="P3">Ampel HST Volkspark gerade aus</text:p>
        </text:list-item>
        <text:list-item>
          <text:p text:style-name="P3">Althagener Straße (Günlük Taze) links → HA BHF</text:p>
        </text:list-item>
        <text:list-item>
          <text:p text:style-name="P3">Sondersignal Schwenke links</text:p>
        </text:list-item>
        <text:list-item>
          <text:p text:style-name="P3">nach HST Schwenke rechts → Bergstraße</text:p>
        </text:list-item>
        <text:list-item>
          <text:p text:style-name="P3">nächste rechts → Augustastraße</text:p>
        </text:list-item>
        <text:list-item>
          <text:p text:style-name="P3">links → Bergischer Ring</text:p>
        </text:list-item>
        <text:list-item>
          <text:p text:style-name="P3">rechts → Allgemeines Krankenhaus → Buscheystraße</text:p>
        </text:list-item>
        <text:list-item>
          <text:p text:style-name="P3">→<text:span text:style-name="T1"> Eugen-Richter-Straße</text:span></text:p>
        </text:list-item>
        <text:list-item>
          <text:p text:style-name="P4">Ende links → Konrad-Adenauer-Ring</text:p>
        </text:list-item>
        <text:list-item>
          <text:p text:style-name="P4">Kreuzung Academy Fahrschule rechts → Voerder Straße</text:p>
        </text:list-item>
        <text:list-item>
          <text:p text:style-name="P4">links → Vollbrinkstraße/HST Vollbrinkstraße</text:p>
        </text:list-item>
        <text:list-item>
          <text:p text:style-name="P4">→ Hüttenplatz/HST Hüttenplatz/GWG</text:p>
        </text:list-item>
        <text:list-item>
          <text:p text:style-name="P4">Ende rechts → Kölner Straße → HST Haspe Zentrum</text:p>
        </text:list-item>
        <text:list-item>
          <text:p text:style-name="P4">rechts → HST Hasper Torhaus</text:p>
        </text:list-item>
        <text:list-item>
          <text:p text:style-name="P4">links → Tillmannstraße</text:p>
        </text:list-item>
        <text:list-item>
          <text:p text:style-name="P4">HST Ennepeufer gerade aus</text:p>
        </text:list-item>
        <text:list-item>
          <text:p text:style-name="P4">links → Büddinghardt → HST Heubing BHF</text:p>
        </text:list-item>
        <text:list-item>
          <text:p text:style-name="P4">Kreuzung links → Spielbrinkstraße → HST Spielbrinkstraße</text:p>
        </text:list-item>
        <text:list-item>
          <text:p text:style-name="P4">Wendeschleife drehen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Linie 543 Spielbrink → Pieperstraße</text:p>
      <text:p text:style-name="P2"/>
      <text:list xml:id="list3079993814" text:style-name="L2">
        <text:list-item>
          <text:p text:style-name="P5">HST Spielbrink rechts raus → Spielbrinkstraße</text:p>
        </text:list-item>
        <text:list-item>
          <text:p text:style-name="P5">Kreuzung rechts → Spielbrinkstraße → HST Spielbrinkstraße</text:p>
        </text:list-item>
        <text:list-item>
          <text:p text:style-name="P5">nach HST Heubing BHF rechts → Tillmannstraße</text:p>
        </text:list-item>
        <text:list-item>
          <text:p text:style-name="P5">nach HST Ennepeufer gerade aus</text:p>
        </text:list-item>
        <text:list-item>
          <text:p text:style-name="P5">Märkische Bank rechts → Swollinskystraße</text:p>
        </text:list-item>
        <text:list-item>
          <text:p text:style-name="P5">Kölner Straße gerade aus → HST Haspe Zentrum</text:p>
        </text:list-item>
        <text:list-item>
          <text:p text:style-name="P6">links → Werkstraße</text:p>
        </text:list-item>
        <text:list-item>
          <text:p text:style-name="P6">→ Vollbrinkstraße/HST Vollbrinkstraße</text:p>
        </text:list-item>
        <text:list-item>
          <text:p text:style-name="P6">Ende rechts → Voerder Straße</text:p>
        </text:list-item>
        <text:list-item>
          <text:p text:style-name="P6">links → Leimstraße</text:p>
        </text:list-item>
        <text:list-item>
          <text:p text:style-name="P6">rechts → Eugen-Richter-Straße <text:span text:style-name="T2">(Gewerbepark Kückelhausen/Autohaus Boden)</text:span></text:p>
        </text:list-item>
        <text:list-item>
          <text:p text:style-name="P6">→ Buscheystraße</text:p>
        </text:list-item>
        <text:list-item>
          <text:p text:style-name="P6">Ende links → Bergischer Ring</text:p>
        </text:list-item>
        <text:list-item>
          <text:p text:style-name="P6">Ende rechts → HST Schwenke → HST HA BHF</text:p>
        </text:list-item>
        <text:list-item>
          <text:p text:style-name="P6">Althagener Straße (Günlük Taze) rechts</text:p>
        </text:list-item>
        <text:list-item>
          <text:p text:style-name="P6">→ Innenstadt</text:p>
        </text:list-item>
        <text:list-item>
          <text:p text:style-name="P6">Kreisel 2. gerade aus</text:p>
        </text:list-item>
        <text:list-item>
          <text:p text:style-name="P6">Ampel Sanitätshaus Riepe links</text:p>
        </text:list-item>
        <text:list-item>
          <text:p text:style-name="P6">Ampel rechts → HST Hildegardisschule</text:p>
        </text:list-item>
        <text:list-item>
          <text:p text:style-name="P6">Ende rechts → Eduard-Müller-Straße</text:p>
        </text:list-item>
        <text:list-item>
          <text:p text:style-name="P6">nächste links → Fleyer Straße</text:p>
        </text:list-item>
        <text:list-item>
          <text:p text:style-name="P7"><text:span text:style-name="T2">nach HST Hohelye </text:span>links → Feithstraße → HST Polizeipräsidium</text:p>
        </text:list-item>
        <text:list-item>
          <text:p text:style-name="P7">rechts → BSH → Buschstraße</text:p>
        </text:list-item>
        <text:list-item>
          <text:p text:style-name="P7">links Helfer Straße/HST Helfer Straße</text:p>
        </text:list-item>
        <text:list-item>
          <text:p text:style-name="P7">rechts → Poppelstraße/HST</text:p>
        </text:list-item>
        <text:list-item>
          <text:p text:style-name="P8">nach HST Im Löhken rechts → Feldmühlenstraße</text:p>
        </text:list-item>
        <text:list-item>
          <text:p text:style-name="P9">nach HST Federnstraße links → Federnstraße</text:p>
        </text:list-item>
        <text:list-item>
          <text:p text:style-name="P9">Ende rechts → Buschmühlenstraße</text:p>
        </text:list-item>
        <text:list-item>
          <text:p text:style-name="P9">rechts → Profilstraße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19:32:12.093811589</meta:creation-date>
    <meta:editing-duration>PT31M5S</meta:editing-duration>
    <meta:editing-cycles>3</meta:editing-cycles>
    <meta:generator>LibreOffice/6.0.7.3$Linux_X86_64 LibreOffice_project/00m0$Build-3</meta:generator>
    <dc:date>2020-05-22T11:30:48.219882552</dc:date>
    <meta:print-date>2020-05-22T10:32:24.611590296</meta:print-date>
    <meta:document-statistic meta:table-count="0" meta:image-count="0" meta:object-count="0" meta:page-count="2" meta:paragraph-count="66" meta:word-count="390" meta:character-count="2298" meta:non-whitespace-character-count="2038"/>
  </office:meta>
</office:document-meta>
</file>